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.139in" style:contextual-spacing="false" fo:line-height="115%" fo:text-align="justify" style:justify-single-word="false" style:writing-mode="lr-tb"/>
      <style:text-properties fo:font-variant="normal" fo:text-transform="none" fo:color="#000000" style:text-line-through-style="none" style:text-line-through-type="none" style:font-name="Calibri" fo:font-size="15.75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in" fo:margin-bottom="0.139in" style:contextual-spacing="false" fo:line-height="115%" fo:text-align="justify" style:justify-single-word="false" style:writing-mode="lr-tb"/>
    </style:style>
    <style:style style:name="P3" style:family="paragraph" style:parent-style-name="Text_20_body">
      <style:text-properties fo:font-variant="normal" fo:text-transform="none" fo:color="#000000" style:text-line-through-style="none" style:text-line-through-type="none" style:font-name="Calibri" fo:font-size="15.75pt" fo:font-style="normal" style:text-underline-style="none" fo:font-weight="normal" style:text-blinking="false" fo:background-color="transparent"/>
    </style:style>
    <style:style style:name="T1" style:family="text">
      <style:text-properties fo:font-variant="normal" fo:text-transform="none" fo:color="#000000" style:text-line-through-style="none" style:text-line-through-type="none" style:font-name="Calibri" fo:font-size="15.75pt" fo:font-style="normal" style:text-underline-style="none" fo:font-weight="normal" style:text-blinking="false" fo:background-color="transparent" loext:char-shading-value="0"/>
    </style:style>
    <style:style style:name="T2" style:family="text">
      <style:text-properties fo:font-variant="normal" fo:text-transform="none" fo:color="#000000" style:text-line-through-style="none" style:text-line-through-type="none" style:font-name="Calibri" fo:font-size="11.25pt" fo:font-style="normal" style:text-underline-style="none" fo:font-weight="normal" style:text-blinking="false" fo:background-color="transparent" loext:char-shading-value="0"/>
    </style:style>
    <style:style style:name="T3" style:family="text">
      <style:text-properties fo:font-variant="normal" fo:text-transform="none" fo:color="#000000" style:text-line-through-style="none" style:text-line-through-type="none" style:text-underline-style="none" style:text-blinking="false" fo:background-color="transparent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 text:name="docs-internal-guid-b954b76d-f168-be2f-10d1-ec3f7b301f96"/>CORAÇÃO CIGANO</text:p>
      <text:p text:style-name="Text_20_body"/>
      <text:p text:style-name="P1">1) </text:p>
      <text:p text:style-name="P1">Ouve-me Deus, perdoa-me tio! Quem canta aqui, sou eu!</text:p>
      <text:p text:style-name="P1">E te dou o melhor daquilo que é meu.</text:p>
      <text:p text:style-name="P1">Vem do coração vagabundo, coração cigano.</text:p>
      <text:p text:style-name="P1">Que girou pelo mundo e imaginou o resto do mundo, deste planeta imaculado e imundo,</text:p>
      <text:p text:style-name="P1">através dos sons que faço, dos sons que escuto, escuto o que eu faço, faço o que escuto... coração cigano! as vezes até me confundo.</text:p>
      <text:p text:style-name="Text_20_body"/>
      <text:p text:style-name="P1">2)</text:p>
      <text:p text:style-name="P1">mas quando o samba começa, todo o mundo sabe! </text:p>
      <text:p text:style-name="P1">Até mesmo os duros, aqueles duros como os muros, e o sabem bem até os mesmo muros e os meninos que chupam o dedo</text:p>
      <text:p text:style-name="P1">E quando a rumba corre, e o suor no tambor escorre, lava a gente que baila, abençoando a vergonha que vacila </text:p>
      <text:p text:style-name="P1">para entrar numa atmosfera de sonho e tudo brilha! brilha! brilha!!!</text:p>
      <text:p text:style-name="Text_20_body"/>
      <text:p text:style-name="P1">3)</text:p>
      <text:p text:style-name="P2"><text:span text:style-name="T1">E quando a festa acaba, e a calma do último lento é infinita</text:span><text:span text:style-name="T3"> </text:span><text:span text:style-name="T1">como o oceano pacífico do fundo profundo da vida… filha minha! Recolhe os instrumentos: a viola, o pandeiro... e mete até um piano entre os dedos </text:span></text:p>
      <text:p text:style-name="P2"><text:soft-page-break/><text:span text:style-name="T1">e recolhe enfim meu coração.</text:span><text:span text:style-name="T3"> </text:span><text:span text:style-name="T1">Coração cigano, que está aqui perto mas viaja longe, me esforço para lembrar onde o deixei mas em vão!  Em vão...  em vão… em vão… em vão…</text:span></text:p>
      <text:p text:style-name="P1">4)</text:p>
      <text:p text:style-name="P1">Mas ainda sou são e bato bem! te surpreendo com um jazz remediado, um improviso ciganado sincero</text:p>
      <text:p text:style-name="P1">já que sou meio Português, inteiro Italiano, minha mãe é sueca, sou quase Brasileiro</text:p>
      <text:p text:style-name="P1">Embriagado de som: Cubano, Angolano, Indiano, Capo Verdiano, Turco (curto), Alentejano, Americano, Italiano, Tzigano, Rumeno...</text:p>
      <text:p text:style-name="P1">...Coração cigano...!!!!!</text:p>
      <text:p text:style-name="P1">às vezes me sinto três vezes humano</text:p>
      <text:p text:style-name="P1">5)</text:p>
      <text:p text:style-name="P2"><text:span text:style-name="T1">Mas o que importa é a criação, a cria-ação, a ação que cria, improvisa a cada instante</text:span><text:span text:style-name="T2">. </text:span><text:span text:style-name="T1">Conhece o passado, olha pro futuro e está no presente e é aqui </text:span></text:p>
      <text:p text:style-name="P1">que um coração tzigano te deixa.</text:p>
      <text:p text:style-name="P1">Na calma e no estado de graça do tempo que não passa.</text:p>
      <text:p text:style-name="P1">Mas dá o ritmo de quem procura estar perto mesmo que de longe, pra sentir o divino seja santo que profano</text:p>
      <text:p text:style-name="P1">pra sentir o divino seja santo que profano</text:p>
      <text:p text:style-name="P3">É isso que te canta um coração cigano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alibri" svg:font-family="Calibri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ck Mengucci</meta:initial-creator>
    <meta:creation-date>2014-11-27T13:20:38.641986043</meta:creation-date>
    <dc:date>2014-12-01T21:57:55.447240934</dc:date>
    <dc:creator>Mick Mengucci</dc:creator>
    <meta:editing-duration>P0D</meta:editing-duration>
    <meta:editing-cycles>2</meta:editing-cycles>
    <meta:generator>LibreOffice/4.2.7.2$Linux_X86_64 LibreOffice_project/420m0$Build-2</meta:generator>
    <meta:document-statistic meta:table-count="0" meta:image-count="0" meta:object-count="0" meta:page-count="2" meta:paragraph-count="28" meta:word-count="347" meta:character-count="1867" meta:non-whitespace-character-count="1541"/>
  </office:meta>
</office:document-meta>
</file>